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071cm"/>
    </style:style>
    <style:style style:name="Table1.B" style:family="table-column">
      <style:table-column-properties style:column-width="5.816cm"/>
    </style:style>
    <style:style style:name="Table1.C" style:family="table-column">
      <style:table-column-properties style:column-width="10.114cm"/>
    </style:style>
    <style:style style:name="Table1.A1" style:family="table-cell">
      <style:table-cell-properties style:vertical-align="middle" fo:padding="0.049cm" fo:border="0.75pt solid #000000"/>
    </style:style>
    <style:style style:name="Table2" style:family="table">
      <style:table-properties style:width="17.29cm" table:align="left"/>
    </style:style>
    <style:style style:name="Table2.A" style:family="table-column">
      <style:table-column-properties style:column-width="2.048cm"/>
    </style:style>
    <style:style style:name="Table2.B" style:family="table-column">
      <style:table-column-properties style:column-width="2.411cm"/>
    </style:style>
    <style:style style:name="Table2.C" style:family="table-column">
      <style:table-column-properties style:column-width="2.514cm"/>
    </style:style>
    <style:style style:name="Table2.D" style:family="table-column">
      <style:table-column-properties style:column-width="2.397cm"/>
    </style:style>
    <style:style style:name="Table2.E" style:family="table-column">
      <style:table-column-properties style:column-width="1.503cm"/>
    </style:style>
    <style:style style:name="Table2.F" style:family="table-column">
      <style:table-column-properties style:column-width="1.473cm"/>
    </style:style>
    <style:style style:name="Table2.G" style:family="table-column">
      <style:table-column-properties style:column-width="1.974cm"/>
    </style:style>
    <style:style style:name="Table2.H" style:family="table-column">
      <style:table-column-properties style:column-width="2.97cm"/>
    </style:style>
    <style:style style:name="Table2.A1" style:family="table-cell">
      <style:table-cell-properties style:vertical-align="middle" fo:padding="0.049cm" fo:border="0.7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154cm"/>
    </style:style>
    <style:style style:name="Table3.B" style:family="table-column">
      <style:table-column-properties style:column-width="3.805cm"/>
    </style:style>
    <style:style style:name="Table3.C" style:family="table-column">
      <style:table-column-properties style:column-width="12.042cm"/>
    </style:style>
    <style:style style:name="Table3.A1" style:family="table-cell">
      <style:table-cell-properties style:vertical-align="middle" fo:padding="0.049cm" fo:border="0.7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82e1" officeooo:paragraph-rsid="000f82e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dfebd" officeooo:paragraph-rsid="000dfebd" style:font-size-asian="16pt" style:font-weight-asian="bold" style:font-size-complex="16pt" style:font-weight-complex="bold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text-properties fo:font-size="15pt" fo:font-weight="bold" officeooo:rsid="000faadc" officeooo:paragraph-rsid="000faadc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faadc" officeooo:paragraph-rsid="000faadc"/>
    </style:style>
    <style:style style:name="T1" style:family="text">
      <style:text-properties officeooo:rsid="000f82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-1</text:p>
      <text:p text:style-name="P1"/>
      <text:p text:style-name="P2">License <text:span text:style-name="T1">Name and its Description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S.No</text:p>
            </table:table-cell>
            <table:table-cell table:style-name="Table1.A1" office:value-type="string">
              <text:p text:style-name="Table_20_Heading">License Name</text:p>
            </table:table-cell>
            <table:table-cell table:style-name="Table1.A1" office:value-type="string">
              <text:p text:style-name="Table_20_Heading">Short Description</text:p>
            </table:table-cell>
          </table:table-row>
        </table:table-header-rows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Table_20_Contents">MIT License</text:p>
          </table:table-cell>
          <table:table-cell table:style-name="Table1.A1" office:value-type="string">
            <text:p text:style-name="Table_20_Contents">Very permissive license allowing reuse, modification, and distribution with attribution.</text:p>
          </table:table-cell>
        </table:table-row>
        <table:table-row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Table_20_Contents">Apache License 2.0</text:p>
          </table:table-cell>
          <table:table-cell table:style-name="Table1.A1" office:value-type="string">
            <text:p text:style-name="Table_20_Contents">Permissive license with explicit patent rights and contribution protection.</text:p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Table_20_Contents">GNU General Public License (GPL v3)</text:p>
          </table:table-cell>
          <table:table-cell table:style-name="Table1.A1" office:value-type="string">
            <text:p text:style-name="Table_20_Contents">Strong copyleft license requiring source code disclosure for derivatives.</text:p>
          </table:table-cell>
        </table:table-row>
        <table:table-row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Table_20_Contents">GNU Lesser General Public License (LGPL v3)</text:p>
          </table:table-cell>
          <table:table-cell table:style-name="Table1.A1" office:value-type="string">
            <text:p text:style-name="Table_20_Contents">Allows linking with proprietary software; modifications must be open.</text:p>
          </table:table-cell>
        </table:table-row>
        <table:table-row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Table_20_Contents">BSD 2-Clause License</text:p>
          </table:table-cell>
          <table:table-cell table:style-name="Table1.A1" office:value-type="string">
            <text:p text:style-name="Table_20_Contents">Simple permissive license with minimal restrictions and attribution.</text:p>
          </table:table-cell>
        </table:table-row>
        <table:table-row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Table_20_Contents">BSD 3-Clause License</text:p>
          </table:table-cell>
          <table:table-cell table:style-name="Table1.A1" office:value-type="string">
            <text:p text:style-name="Table_20_Contents">Similar to BSD 2-Clause but prohibits endorsement using contributors’ names.</text:p>
          </table:table-cell>
        </table:table-row>
        <table:table-row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Table_20_Contents">Mozilla Public License 2.0</text:p>
          </table:table-cell>
          <table:table-cell table:style-name="Table1.A1" office:value-type="string">
            <text:p text:style-name="Table_20_Contents">Weak copyleft license; only modified files must be open-sourced.</text:p>
          </table:table-cell>
        </table:table-row>
        <table:table-row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Table_20_Contents">Unlicense</text:p>
          </table:table-cell>
          <table:table-cell table:style-name="Table1.A1" office:value-type="string">
            <text:p text:style-name="Table_20_Contents">Dedicates software to the public domain with no restrictions.</text:p>
          </table:table-cell>
        </table:table-row>
        <table:table-row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Table_20_Contents">Creative Commons Zero (CC0)</text:p>
          </table:table-cell>
          <table:table-cell table:style-name="Table1.A1" office:value-type="string">
            <text:p text:style-name="Table_20_Contents">Waives all copyright and related rights worldwide.</text:p>
          </table:table-cell>
        </table:table-row>
        <table:table-row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Table_20_Contents">No License</text:p>
          </table:table-cell>
          <table:table-cell table:style-name="Table1.A1" office:value-type="string">
            <text:p text:style-name="Table_20_Contents">Default state where all rights are reserved; others cannot use the cod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Comparison between Licenses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Table_20_Heading">License</text:p>
            </table:table-cell>
            <table:table-cell table:style-name="Table2.A1" office:value-type="string">
              <text:p text:style-name="Table_20_Heading">Commercial Use</text:p>
            </table:table-cell>
            <table:table-cell table:style-name="Table2.A1" office:value-type="string">
              <text:p text:style-name="Table_20_Heading">Modification</text:p>
            </table:table-cell>
            <table:table-cell table:style-name="Table2.A1" office:value-type="string">
              <text:p text:style-name="Table_20_Heading">Distribution</text:p>
            </table:table-cell>
            <table:table-cell table:style-name="Table2.A1" office:value-type="string">
              <text:p text:style-name="Table_20_Heading">Private Use</text:p>
            </table:table-cell>
            <table:table-cell table:style-name="Table2.A1" office:value-type="string">
              <text:p text:style-name="Table_20_Heading">Patent Grant</text:p>
            </table:table-cell>
            <table:table-cell table:style-name="Table2.A1" office:value-type="string">
              <text:p text:style-name="Table_20_Heading">Warranty</text:p>
            </table:table-cell>
            <table:table-cell table:style-name="Table2.A1" office:value-type="string">
              <text:p text:style-name="Table_20_Heading">Key Requirement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MIT License</text:span></text:p>
          </table:table-cell>
          <table:table-cell table:style-name="Table2.A1" office:value-type="string">
            <text:p text:style-name="Table_20_Contents">✅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Include copyright &amp; license notic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pache License 2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Include license, notice file, state chang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NU GPL v3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Source code must be disclosed; same licens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NU LGPL v3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Modifications to library must be ope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2-Claus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Include copyright &amp; license notic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3-Claus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No endorsement; include license notic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zilla Public License 2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Modified files must be open-sourc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Unlicens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Public-domain–like; no attribution require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reative Commons Zero (CC0)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Waives all copyright righ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No License</text:span>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All rights reserved by defaul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Github Alternatives: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">S. No</text:p>
            </table:table-cell>
            <table:table-cell table:style-name="Table3.A1" office:value-type="string">
              <text:p text:style-name="Table_20_Heading">Platform Name</text:p>
            </table:table-cell>
            <table:table-cell table:style-name="Table3.A1" office:value-type="string">
              <text:p text:style-name="Table_20_Heading">Short Description</text:p>
            </table:table-cell>
          </table:table-row>
        </table:table-header-rows>
        <table:table-row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Table_20_Contents">GitLab</text:p>
          </table:table-cell>
          <table:table-cell table:style-name="Table3.A1" office:value-type="string">
            <text:p text:style-name="Table_20_Contents">Complete DevOps platform with Git hosting, CI/CD, and issue tracking.</text:p>
          </table:table-cell>
        </table:table-row>
        <table:table-row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Table_20_Contents">Bitbucket</text:p>
          </table:table-cell>
          <table:table-cell table:style-name="Table3.A1" office:value-type="string">
            <text:p text:style-name="Table_20_Contents">Git repository hosting by Atlassian, best for Jira and Trello integration.</text:p>
          </table:table-cell>
        </table:table-row>
        <table:table-row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Table_20_Contents">SourceForge</text:p>
          </table:table-cell>
          <table:table-cell table:style-name="Table3.A1" office:value-type="string">
            <text:p text:style-name="Table_20_Contents">Open-source hosting platform with project management and downloads.</text:p>
          </table:table-cell>
        </table:table-row>
        <table:table-row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Table_20_Contents">Gitea</text:p>
          </table:table-cell>
          <table:table-cell table:style-name="Table3.A1" office:value-type="string">
            <text:p text:style-name="Table_20_Contents">Lightweight, open-source, self-hosted Git service.</text:p>
          </table:table-cell>
        </table:table-row>
        <table:table-row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Table_20_Contents">Gogs</text:p>
          </table:table-cell>
          <table:table-cell table:style-name="Table3.A1" office:value-type="string">
            <text:p text:style-name="Table_20_Contents">Minimal and fast self-hosted Git server.</text:p>
          </table:table-cell>
        </table:table-row>
        <table:table-row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Table_20_Contents">AWS CodeCommit</text:p>
          </table:table-cell>
          <table:table-cell table:style-name="Table3.A1" office:value-type="string">
            <text:p text:style-name="Table_20_Contents">Secure, fully managed Git service within AWS ecosystem.</text:p>
          </table:table-cell>
        </table:table-row>
        <table:table-row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Table_20_Contents">Azure DevOps Repos</text:p>
          </table:table-cell>
          <table:table-cell table:style-name="Table3.A1" office:value-type="string">
            <text:p text:style-name="Table_20_Contents">Git repositories with CI/CD and project management tools.</text:p>
          </table:table-cell>
        </table:table-row>
        <table:table-row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Table_20_Contents">RhodeCode</text:p>
          </table:table-cell>
          <table:table-cell table:style-name="Table3.A1" office:value-type="string">
            <text:p text:style-name="Table_20_Contents">Enterprise code management supporting Git, Mercurial, and SVN.</text:p>
          </table:table-cell>
        </table:table-row>
        <table:table-row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Table_20_Contents">Codeberg</text:p>
          </table:table-cell>
          <table:table-cell table:style-name="Table3.A1" office:value-type="string">
            <text:p text:style-name="Table_20_Contents">Non-profit, privacy-friendly Git hosting based on Gitea.</text:p>
          </table:table-cell>
        </table:table-row>
        <table:table-row>
          <table:table-cell table:style-name="Table3.A1" office:value-type="string">
            <text:p text:style-name="P4">10</text:p>
          </table:table-cell>
          <table:table-cell table:style-name="Table3.A1" office:value-type="string">
            <text:p text:style-name="Table_20_Contents">SourceHut</text:p>
          </table:table-cell>
          <table:table-cell table:style-name="Table3.A1" office:value-type="string">
            <text:p text:style-name="Table_20_Contents">Minimalist Git hosting with email-based workflows.</text:p>
          </table:table-cell>
        </table:table-row>
        <table:table-row>
          <table:table-cell table:style-name="Table3.A1" office:value-type="string">
            <text:p text:style-name="P4">11</text:p>
          </table:table-cell>
          <table:table-cell table:style-name="Table3.A1" office:value-type="string">
            <text:p text:style-name="Table_20_Contents">Radicle</text:p>
          </table:table-cell>
          <table:table-cell table:style-name="Table3.A1" office:value-type="string">
            <text:p text:style-name="Table_20_Contents">Decentralized, peer-to-peer Git collaboration platform.</text:p>
          </table:table-cell>
        </table:table-row>
        <table:table-row>
          <table:table-cell table:style-name="Table3.A1" office:value-type="string">
            <text:p text:style-name="P4">12</text:p>
          </table:table-cell>
          <table:table-cell table:style-name="Table3.A1" office:value-type="string">
            <text:p text:style-name="Table_20_Contents">Launchpad</text:p>
          </table:table-cell>
          <table:table-cell table:style-name="Table3.A1" office:value-type="string">
            <text:p text:style-name="Table_20_Contents">Canonical’s platform mainly used for Ubuntu projects.</text:p>
          </table:table-cell>
        </table:table-row>
        <table:table-row>
          <table:table-cell table:style-name="Table3.A1" office:value-type="string">
            <text:p text:style-name="P4">13</text:p>
          </table:table-cell>
          <table:table-cell table:style-name="Table3.A1" office:value-type="string">
            <text:p text:style-name="Table_20_Contents">Beanstalk</text:p>
          </table:table-cell>
          <table:table-cell table:style-name="Table3.A1" office:value-type="string">
            <text:p text:style-name="Table_20_Contents">Git hosting with deployment and team collaboration tool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0T08:27:17.361466000</meta:creation-date>
    <dc:date>2026-01-20T08:52:09.150070300</dc:date>
    <meta:editing-duration>PT13M8S</meta:editing-duration>
    <meta:editing-cycles>2</meta:editing-cycles>
    <meta:generator>LibreOffice/25.2.1.1$Windows_X86_64 LibreOffice_project/e538fb6403facdfd3db0250c3b3278236c675c2a</meta:generator>
    <meta:document-statistic meta:table-count="3" meta:image-count="0" meta:object-count="0" meta:page-count="3" meta:paragraph-count="167" meta:word-count="495" meta:character-count="2846" meta:non-whitespace-character-count="2519"/>
  </office:meta>
</office:document-meta>
</file>